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>
      <style:text-properties officeooo:rsid="0006f050" officeooo:paragraph-rsid="0006f0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2">Level Easy -------feb 11</text:p>
      <text:p text:style-name="P2">Two Sum:Leet Code</text:p>
      <text:p text:style-name="Text_20_body"/>
      <text:p text:style-name="Text_20_body"/>
      <text:p text:style-name="Text_20_body"/>
      <text:p text:style-name="Text_20_body">Given an array of integers <text:span text:style-name="Source_20_Text">nums</text:span> and an integer <text:span text:style-name="Source_20_Text">target</text:span>, return <text:span text:style-name="Emphasis">indices of the two numbers such that they add up to </text:span><text:span text:style-name="Emphasis"><text:span text:style-name="Source_20_Text">target</text:span></text:span>.</text:p>
      <text:p text:style-name="Text_20_body">You may assume that each input would have <text:span text:style-name="Strong_20_Emphasis"><text:span text:style-name="Emphasis">exactly</text:span></text:span><text:span text:style-name="Strong_20_Emphasis"> one solution</text:span>, and you may not use the <text:span text:style-name="Emphasis">same</text:span> element twice.</text:p>
      <text:p text:style-name="Text_20_body">You can return the answer in any order.</text:p>
      <text:p text:style-name="Text_20_body"> </text:p>
      <text:p text:style-name="Text_20_body"><text:span text:style-name="Strong_20_Emphasis">Example 1:</text:span></text:p>
      <text:p text:style-name="Preformatted_20_Text"><text:span text:style-name="Strong_20_Emphasis">Input:</text:span> nums = [2,7,11,15], target = 9</text:p>
      <text:p text:style-name="Preformatted_20_Text"><text:span text:style-name="Strong_20_Emphasis">Output:</text:span> [0,1]</text:p>
      <text:p text:style-name="P1"><text:span text:style-name="Strong_20_Emphasis">Output:</text:span> Because nums[0] + nums[1] == 9, we return [0, 1]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20:12:34.469532801</meta:creation-date>
    <dc:date>2021-02-11T20:13:38.031705722</dc:date>
    <meta:editing-duration>PT1M4S</meta:editing-duration>
    <meta:editing-cycles>1</meta:editing-cycles>
    <meta:generator>LibreOffice/6.4.2.2$Linux_X86_64 LibreOffice_project/40$Build-2</meta:generator>
    <meta:document-statistic meta:table-count="0" meta:image-count="0" meta:object-count="0" meta:page-count="1" meta:paragraph-count="10" meta:word-count="81" meta:character-count="426" meta:non-whitespace-character-count="354"/>
  </office:meta>
</office:document-meta>
</file>